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officeooo:paragraph-rsid="00034fc7"/>
    </style:style>
    <style:style style:name="P2" style:family="paragraph" style:parent-style-name="Header">
      <style:text-properties officeooo:rsid="0003cc59" officeooo:paragraph-rsid="0003cc59"/>
    </style:style>
    <style:style style:name="P3" style:family="paragraph" style:parent-style-name="Standard">
      <style:paragraph-properties fo:line-height="100%" fo:text-align="justify" style:justify-single-word="false"/>
      <style:text-properties fo:color="#000000" style:font-name="Times New Roman" fo:font-size="12pt" fo:font-style="normal" officeooo:rsid="0029894f" officeooo:paragraph-rsid="0015aa98" style:font-size-asian="12pt" style:font-style-asian="normal" style:font-size-complex="12pt" style:font-style-complex="normal"/>
    </style:style>
    <style:style style:name="P4" style:family="paragraph" style:parent-style-name="Standard">
      <style:paragraph-properties fo:line-height="100%" fo:text-align="center" style:justify-single-word="false"/>
      <style:text-properties fo:color="#000000" style:font-name="Times New Roman" fo:font-size="12pt" fo:font-style="normal" officeooo:rsid="00141c10" officeooo:paragraph-rsid="0015aa98" style:font-size-asian="12pt" style:font-style-asian="normal" style:font-size-complex="12pt" style:font-style-complex="normal"/>
    </style:style>
    <style:style style:name="P5" style:family="paragraph" style:parent-style-name="Standard">
      <style:paragraph-properties fo:line-height="100%" fo:text-align="justify" style:justify-single-word="false"/>
      <style:text-properties fo:color="#000000" style:font-name="Times New Roman" fo:font-size="12pt" fo:font-style="normal" fo:font-weight="normal" officeooo:rsid="0015e308" officeooo:paragraph-rsid="0015aa98"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00%" fo:text-align="center" style:justify-single-word="false"/>
      <style:text-properties fo:color="#000000" style:font-name="Times New Roman" fo:font-size="12pt" fo:font-style="normal" fo:font-weight="bold" officeooo:rsid="00141c10" officeooo:paragraph-rsid="0015aa98" style:font-size-asian="12pt" style:font-style-asian="normal" style:font-weight-asian="bold" style:font-size-complex="12pt" style:font-style-complex="normal" style:font-weight-complex="bold"/>
    </style:style>
    <style:style style:name="P7" style:family="paragraph" style:parent-style-name="Standard">
      <style:paragraph-properties fo:line-height="100%" fo:text-align="center" style:justify-single-word="false"/>
      <style:text-properties fo:color="#000000" style:font-name="Times New Roman" fo:font-size="14pt" fo:font-style="normal" officeooo:rsid="00141c10" officeooo:paragraph-rsid="0015aa98" style:font-size-asian="14pt" style:font-style-asian="normal" style:font-size-complex="14pt" style:font-style-complex="normal"/>
    </style:style>
    <style:style style:name="P8" style:family="paragraph" style:parent-style-name="Standard">
      <style:paragraph-properties fo:line-height="100%" fo:text-align="center" style:justify-single-word="false"/>
      <style:text-properties fo:color="#000000" style:font-name="Times New Roman" fo:font-size="14pt" fo:font-style="normal" fo:font-weight="bold" officeooo:rsid="00141c10" officeooo:paragraph-rsid="0015aa98" style:font-size-asian="14pt" style:font-style-asian="normal" style:font-weight-asian="bold" style:font-size-complex="14pt" style:font-style-complex="normal" style:font-weight-complex="bold"/>
    </style:style>
    <style:style style:name="P9" style:family="paragraph" style:parent-style-name="Standard">
      <style:paragraph-properties fo:line-height="100%" fo:text-align="center" style:justify-single-word="false"/>
      <style:text-properties fo:color="#000000" style:font-name="Times New Roman" fo:font-size="14pt" fo:font-style="normal" fo:font-weight="bold" officeooo:rsid="0017bc63" officeooo:paragraph-rsid="0015aa98" style:font-size-asian="14pt" style:font-style-asian="normal" style:font-weight-asian="bold" style:font-size-complex="14pt" style:font-style-complex="normal" style:font-weight-complex="bold"/>
    </style:style>
    <style:style style:name="P10" style:family="paragraph" style:parent-style-name="Standard">
      <style:paragraph-properties fo:line-height="100%" fo:text-align="center" style:justify-single-word="false"/>
      <style:text-properties fo:color="#000000" style:font-name="Times New Roman" fo:font-size="16pt" fo:font-style="normal" fo:font-weight="bold" officeooo:rsid="00141c10" officeooo:paragraph-rsid="0015aa98" style:font-size-asian="16pt" style:font-style-asian="normal" style:font-weight-asian="bold" style:font-size-complex="16pt" style:font-style-complex="normal" style:font-weight-complex="bold"/>
    </style:style>
    <style:style style:name="P11" style:family="paragraph" style:parent-style-name="Heading_20_1" style:master-page-name="Report_20_Style">
      <style:paragraph-properties fo:text-align="center" style:justify-single-word="false" style:page-number="12" fo:break-before="auto" fo:break-after="auto"/>
      <style:text-properties style:font-name="Times New Roman" fo:font-size="18pt" officeooo:rsid="00129d34" officeooo:paragraph-rsid="0015aa98" style:font-size-asian="18pt" style:font-size-complex="18pt"/>
    </style:style>
    <style:style style:name="T1" style:family="text">
      <style:text-properties officeooo:rsid="00034fc7"/>
    </style:style>
    <style:style style:name="T2" style:family="text">
      <style:text-properties officeooo:rsid="0017bc63"/>
    </style:style>
    <style:style style:name="T3" style:family="text">
      <style:text-properties officeooo:rsid="00188b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oft-page-break/>Personal Productivity Application</text:h>
      <text:p text:style-name="P3"/>
      <text:p text:style-name="P4"/>
      <text:p text:style-name="P4"/>
      <text:p text:style-name="P4"/>
      <text:p text:style-name="P7">Submitted By: </text:p>
      <text:p text:style-name="P7"/>
      <text:p text:style-name="P8">Patel Akshar<text:span text:style-name="T3">kumar</text:span> B<text:span text:style-name="T3">abulal</text:span> (120563107026) </text:p>
      <text:p text:style-name="P7"/>
      <text:p text:style-name="P7">Supervised By: </text:p>
      <text:p text:style-name="P7"/>
      <text:p text:style-name="P8"><text:span text:style-name="T2">Asst. </text:span>Prof. Maitrey Patel </text:p>
      <text:p text:style-name="P9">Computer Engineering Department</text:p>
      <text:p text:style-name="P9">GMFE, Himmatnagar</text:p>
      <text:p text:style-name="P6"/>
      <text:p text:style-name="P6"/>
      <text:p text:style-name="P10">ABSTRACT</text:p>
      <text:p text:style-name="P10"/>
      <text:p text:style-name="P5">All the people in the world want to improve their personal productivity to achieve something they are expecting from life. Most people works all the time figuring out what to work on and when to work. The reason is that we don't follow daily routine. As a result,we get less done everyday. So we need to set daily routine which helps us accomplish more everyday.</text:p>
      <text:p text:style-name="P5"/>
      <text:p text:style-name="P5">People want to do so many things at the same time and that is how they lose focus and direct effort in a wrong direction. So, for more focus and directed effort we need to set important goals. Goal setting helps in managing time better by narrowing down the number of tasks we are required to do.</text:p>
      <text:p text:style-name="P5"/>
      <text:p text:style-name="P5">Some of us develop the daily routine and set goals but we are not focusing how much we accomplish. We don't measure our efficiency everyday. So our daily routine and goal setting don't last longer more than a few days. All of us lack the motivation and inspiration to do the work we should be doing everyday. So we decided to develop a mobile app that helps us to improve the personal productivity by making better use of time and setting effective goals. The app will help us to develop daily routine in an easy way, set goals and measure our efficiency. The app would try to inspire the user and provide the recommendations while using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34fc7"/>
    </style:style>
    <style:style style:name="MP2" style:family="paragraph" style:parent-style-name="Header">
      <style:text-properties officeooo:rsid="0003cc59" officeooo:paragraph-rsid="0003cc59"/>
    </style:style>
    <style:style style:name="MT1"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footer>
        <text:p text:style-name="MP1"><text:span text:style-name="MT1">GMFE - CE<text:tab/><text:tab/></text:span><text:page-number text:select-page="current">XII</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2">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6:10:55.260851241</dc:date>
    <meta:editing-duration>PT20M37S</meta:editing-duration>
    <meta:editing-cycles>23</meta:editing-cycles>
    <meta:generator>LibreOffice/4.2.8.2$Linux_X86_64 LibreOffice_project/420m0$Build-2</meta:generator>
    <dc:creator>Akshar Patel</dc:creator>
    <meta:document-statistic meta:table-count="0" meta:image-count="0" meta:object-count="0" meta:page-count="2" meta:paragraph-count="13" meta:word-count="266" meta:character-count="1511" meta:non-whitespace-character-count="1252"/>
  </office:meta>
</office:document-meta>
</file>